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7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3" style:family="paragraph" style:parent-style-name="CabecalhoTabela">
      <style:paragraph-properties style:snap-to-layout-grid="false"/>
    </style:style>
    <style:style style:name="P24" style:family="paragraph" style:parent-style-name="CabecalhoTabela">
      <style:paragraph-properties style:snap-to-layout-grid="false"/>
      <style:text-properties officeooo:paragraph-rsid="0002101b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2aea14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0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3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37dc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88b67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fo:font-size="11pt" style:font-name-asian="Times New Roman" style:font-size-asian="11pt"/>
    </style:style>
    <style:style style:name="T15" style:family="text">
      <style:text-properties fo:font-size="11pt" officeooo:rsid="00023a1f" style:font-name-asian="Times New Roman" style:font-size-asian="11pt" style:font-size-complex="11pt"/>
    </style:style>
    <style:style style:name="T16" style:family="text">
      <style:text-properties fo:font-size="10pt" style:font-name-asian="Times New Roman" style:font-size-asian="10pt"/>
    </style:style>
    <style:style style:name="T17" style:family="text">
      <style:text-properties fo:font-size="10pt" officeooo:rsid="004b5cce" style:font-name-asian="Times New Roman" style:font-size-asian="10pt"/>
    </style:style>
    <style:style style:name="T18" style:family="text">
      <style:text-properties fo:font-size="10pt" officeooo:rsid="000cf120" style:font-name-asian="Times New Roman" style:font-size-asian="10pt"/>
    </style:style>
    <style:style style:name="T19" style:family="text">
      <style:text-properties fo:font-size="10pt" officeooo:rsid="000f583d" style:font-name-asian="Times New Roman" style:font-size-asian="10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officeooo:rsid="000f583d" style:font-size-asian="10pt"/>
    </style:style>
    <style:style style:name="T22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23" style:family="text">
      <style:text-properties officeooo:rsid="00115311"/>
    </style:style>
    <style:style style:name="T24" style:family="text">
      <style:text-properties officeooo:rsid="0014c467"/>
    </style:style>
    <style:style style:name="T25" style:family="text">
      <style:text-properties officeooo:rsid="0015e993"/>
    </style:style>
    <style:style style:name="T26" style:family="text">
      <style:text-properties officeooo:rsid="0018d1b4"/>
    </style:style>
    <style:style style:name="T27" style:family="text">
      <style:text-properties officeooo:rsid="0017e711"/>
    </style:style>
    <style:style style:name="T28" style:family="text">
      <style:text-properties officeooo:rsid="001fa425"/>
    </style:style>
    <style:style style:name="T29" style:family="text">
      <style:text-properties officeooo:rsid="000e6f81"/>
    </style:style>
    <style:style style:name="T30" style:family="text">
      <style:text-properties officeooo:rsid="000f583d"/>
    </style:style>
    <style:style style:name="T31" style:family="text">
      <style:text-properties officeooo:rsid="001c9a1c"/>
    </style:style>
    <style:style style:name="T32" style:family="text">
      <style:text-properties officeooo:rsid="00206efe"/>
    </style:style>
    <style:style style:name="T33" style:family="text">
      <style:text-properties fo:language="pt" fo:country="BR" style:language-asian="zh" style:country-asian="CN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4">GRH</text:span> – Gestão de <text:span text:style-name="T4">Recursos Humanos</text:span></text:p>
      <text:p text:style-name="P7"/>
      <text:p text:style-name="P5">Documento de Especificação de Caso de Uso</text:p>
      <text:p text:style-name="P5"/>
      <text:p text:style-name="P6">UC<text:span text:style-name="T31">26</text:span> – <text:span text:style-name="T25">Avaliar Estag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4">Responsável</text:p>
          </table:table-cell>
          <table:table-cell table:style-name="Tabela1.D1" office:value-type="string">
            <text:p text:style-name="P23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24">28/09/</text:span>2015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22">Rayson Santos de Lima</text:p>
          </table:table-cell>
          <table:table-cell table:style-name="Tabela1.D1" office:value-type="string">
            <text:p text:style-name="P35">Criação do documento</text:p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6"/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7"/>
          </table:table-cell>
        </table:table-row>
      </table:table>
      <text:section text:style-name="Sect1" text:name="Seção1">
        <text:list xml:id="list189141783410833820" text:style-name="WW8Num2">
          <text:list-item>
            <text:h text:style-name="P25" text:outline-level="1"><text:bookmark-start text:name="_Ref418497390"/><text:bookmark-start text:name="_Ref439573339"/>CASOS DE USO: <text:span text:style-name="T31">avaliar estagio</text:span></text:h>
            <text:list>
              <text:list-item>
                <text:h text:style-name="P2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Normal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</text:span></text:span><text:span text:style-name="Fonte_20_parág._20_padrão"><text:span text:style-name="T10">o </text:span></text:span><text:span text:style-name="Fonte_20_parág._20_padrão"><text:span text:style-name="T22">estagio</text:span></text:span><text:span text:style-name="Fonte_20_parág._20_padrão"><text:span text:style-name="T8"> </text:span></text:span></text:p>
        <text:list xml:id="list142006626160085" text:continue-numbering="true" text:style-name="WW8Num2">
          <text:list-item>
            <text:list>
              <text:list-item>
                <text:h text:style-name="P2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6">Coordenador.</text:span></text:p>
        <text:list xml:id="list142006626156311" text:continue-numbering="true" text:style-name="WW8Num2">
          <text:list-item>
            <text:list>
              <text:list-item>
                <text:h text:style-name="P2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7">Coordenador seleciona a opção de “Acompanhamento de Avaliação” do estagiário</text:span></text:p>
        <text:p text:style-name="P2"><text:span text:style-name="T28">2</text:span>.<text:tab/><text:span text:style-name="T29">Sistema exibe informações do acompanhamento da avaliação do estagiário</text:span></text:p>
        <text:p text:style-name="P3">3.<text:tab/>Coordenador seleciona a opção de “<text:span text:style-name="T26">avaliar estagio”</text:span></text:p>
        <text:p text:style-name="P26">4.<text:tab/><text:span text:style-name="T26">Sistema pede que o coordenador informe um comentário e uma nota sobre os seguintes pontos: ASSIDUIDADE E DISCIPLINA, INICIATIVA E PRODUTIVIDADE, RESPONSABILIDADE, RELACIONAMENTO.</text:span></text:p>
        <text:p text:style-name="P4">5.<text:tab/>Coordenador <text:span text:style-name="T32">informa os dados requeridos e </text:span>confirma a operação</text:p>
        <text:p text:style-name="P4">6.<text:tab/>Sistema mostra mensagem de confirmação</text:p>
        <text:p text:style-name="P17"><text:bookmark-end text:name="_Ref88992566"/></text:p>
        <text:p text:style-name="P16"><text:span text:style-name="T11">1.</text:span><text:span text:style-name="T12">4</text:span><text:span text:style-name="T11"><text:tab/>Fluxos </text:span><text:span text:style-name="T13">Alternativos</text:span></text:p>
        <text:p text:style-name="P14"><text:tab/>Não se aplica</text:p>
        <text:p text:style-name="P12"/>
        <text:p text:style-name="P16"><text:span text:style-name="T11">1.</text:span><text:span text:style-name="T13">5</text:span><text:span text:style-name="T11"><text:tab/>Fluxos de Exceção</text:span></text:p>
        <text:p text:style-name="P13"><text:tab/><text:span text:style-name="T30">Não se aplica</text:span></text:p>
        <text:p text:style-name="P9"/>
        <text:list xml:id="list4858965589630737028" text:style-name="L1">
          <text:list-header>
            <text:p text:style-name="P31"><text:soft-page-break/><text:span text:style-name="T17">1.</text:span><text:span text:style-name="T19">6</text:span><text:span text:style-name="T15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42006642160881" text:continue-numbering="true" text:style-name="L1">
          <text:list-header>
            <text:p text:style-name="P32"><text:span text:style-name="T16">1.</text:span><text:span text:style-name="T18">6</text:span><text:span text:style-name="T16"> </text:span><text:span text:style-name="T14"><text:tab/>Pós-Condições</text:span></text:p>
            <text:p text:style-name="P33"/>
            <text:p text:style-name="P30"><text:span text:style-name="T20">1.</text:span><text:span text:style-name="T21">7</text:span><text:span text:style-name="T20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3">Regras de Negócio</text:span></text:p>
          </text:list-header>
        </text:list>
        <text:p text:style-name="P15"><text:s text:c="2"/><text:tab/>Não se aplica</text:p>
        <text:list xml:id="list142006642170098" text:continue-numbering="true" text:style-name="L1">
          <text:list-item>
            <text:list>
              <text:list-item>
                <text:list>
                  <text:list-header>
                    <text:p text:style-name="P34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4:20:06.481000000</dc:date>
    <meta:print-date>2007-05-07T23:41:00</meta:print-date>
    <meta:editing-cycles>44</meta:editing-cycles>
    <meta:editing-duration>PT1H35M43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83" meta:character-count="1174" meta:non-whitespace-character-count="101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